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SimpleTypeDecl.isDerivedByAny( String ancestorNS , String ancestorName , XSTypeDefinition typ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7">
            <text:p text:style-name="Table_20_Contents">1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XSSimpleTypeDecl.calcFundamental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SimpleTypeDec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setUnionValues( String name , String uri , short finalSet , XSSimpleTypeDecl [ ] memberTypes , XSObjectList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SimpleTypeDecl.XSSimpleTypeDecl( XSSimpleTypeDecl base , String name , String uri , short finalSet , boolean isImmutable , XSObjectList annotations , short builtIn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MVFacetImpl.getFacet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setCardinality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6">
            <text:p text:style-name="Table_20_Contents">3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XSFacetImp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VFacetImp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validate( Object content , ValidationContext context , ValidatedInfo validated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SimpleTypeDecl.isIdentical( Object value1 , Object value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onContextImp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isDOMDerivedFrom( String ancestorNS , String ancestorName , int derivationMethod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35">
            <text:p text:style-name="Table_20_Contents">3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XSSimpleTypeDecl.needExtra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isDerivedByUnion( String ancestorNS , String ancestorName , XSTypeDefinition 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SimpleTypeDecl.checkFacets( ValidatedInfo validatedInfo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68">
            <text:p text:style-name="Table_20_Contents">68</text:p>
          </table:table-cell>
          <table:table-cell office:value-type="float" office:value="114">
            <text:p text:style-name="Table_20_Contents">114</text:p>
          </table:table-cell>
        </table:table-row>
        <table:table-row>
          <table:table-cell office:value-type="string">
            <text:p text:style-name="Table_20_Contents">XSSimpleTypeDecl.getBuiltIn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LexicalFacetValue( short facetNam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SSimpleTypeDecl.getItem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SimpleTypeDecl.XSSimpleTypeDecl( String name , String uri , short finalSet , XSSimpleTypeDecl [ ] memberTypes , XSObjectList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SSimpleTypeDecl.XSSimpleTypeDecl( XSSimpleTypeDecl base , String name , short validateDV , short ordered , boolean bounded , boolean finite , boolean numeric , boolean isImmutable , short builtInKi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SMVFace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isEntityUnpars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ntextImpl.needTo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setNumeric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SimpleTypeDecl.getMinInclusiv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Face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ntextImpl.addIdRef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PrimitiveKind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SimpleTypeDecl.getMinExclusiv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whiteSpaceValue( short 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isEntityDeclar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ntextImpl.getSymbol( String 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FacetImpl.XSFacetImpl( short kind , String value , boolean fixed , XSAnnotation annot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FacetImpl.getFacet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FacetImpl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applyFacets1( XSFacets facets , short presentFacet , short fixedFacet , short patte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SimpleTypeDecl.get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setAnonymous( boolean an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ntextImpl.setNSContext( NamespaceContext ns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XSSimpleTypeDec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SSimpleTypeDecl.getActualValue( Object content , ValidationContext context , ValidatedInfo validatedInfo , boolean needNormalize )</text:p>
          </table:table-cell>
          <table:table-cell office:value-type="float" office:value="31">
            <text:p text:style-name="Table_20_Contents">31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XSSimpleTypeDecl.reportError( String key , Object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FacetImpl.getFix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Facet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ntextImpl.isEntityDeclar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Annota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isFixedFacet( short face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MVFacetImpl.XSMVFacetImpl( short kind , StringList values , XSObjectList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FacetImpl.getLexicalFac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Bou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setListValues( String name , String uri , short finalSet , XSSimpleTypeDecl itemType , XSObjectList annot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SimpleTypeDecl.getMaxInclusiv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Num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isDerivedByList( String ancestorNS , String ancestorName , XSTypeDefinition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SimpleTypeDecl.isEqual( Object value1 , Object value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onContextImpl.use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addI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SimpleTypeDecl.isIdDeclar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validateWithInfo( String content , ValidationContext context , ValidatedInfo validated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SimpleTypeDecl.getOrd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ntextImpl.needExtra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applyFacets( XSFacets facets , short presentFacet , short fixedFacet , short patternType , ValidationContext context )</text:p>
          </table:table-cell>
          <table:table-cell office:value-type="float" office:value="190">
            <text:p text:style-name="Table_20_Contents">190</text:p>
          </table:table-cell>
          <table:table-cell office:value-type="float" office:value="396">
            <text:p text:style-name="Table_20_Contents">396</text:p>
          </table:table-cell>
          <table:table-cell office:value-type="float" office:value="507">
            <text:p text:style-name="Table_20_Contents">507</text:p>
          </table:table-cell>
        </table:table-row>
        <table:table-row>
          <table:table-cell office:value-type="string">
            <text:p text:style-name="Table_20_Contents">XSSimpleTypeDecl.setBounded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28">
            <text:p text:style-name="Table_20_Contents">2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XSSimpleTypeDecl.isDerivedFrom( String typeNamespaceArg , String typeNameArg , int derivation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LexicalEnumera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SimpleTypeDecl.item( int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SSimpleTypeDecl.setOrdered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SSimpleTypeDecl.getPrimitiveDV( short validationDV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SimpleTypeDecl.isFinal( short deriv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Symbol( String symb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VFace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LexicalPatter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XSSimpleTypeDecl.getDefinedFace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onContextImpl.ValidationContextImpl( ValidationContext 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convertToPrimitiveKind( short value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SimpleTypeDecl.getVarie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MVFacetImpl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isIDTyp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SSimpleTypeDecl.getBas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derivedFrom( String ancestorNS , String ancestorName , short derivat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SimpleTypeDecl.isDefinedFacet( short facet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SimpleTypeDecl.use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applyFacets1( XSFacets facets , short presentFacet , short fixedFac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MVFacetImp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re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XSMVFacetImpl.getLexicalFac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isDerivedByRestriction( String ancestorNS , String ancestorName , XSTypeDefinition 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SSimpleTypeDecl.checkExtraRules( ValidationContext context , ValidatedInfo validated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SSimpleTypeDecl.addIdRef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SimpleTypeDecl.getFixedFac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SimpleTypeDecl.getType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contains( Object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derivedFromType( XSTypeDefinition ancestor , short deriv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SSimpleTypeDecl.applyFacets( XSFacets facets , short presentFacet , short fixedFacet , Valid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Member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SimpleTypeDecl.XSSimpleTypeDecl( XSSimpleTypeDecl base , String name , String uri , short finalSet , boolean isImmutable , XSObjectList annot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XSSimpleTypeDecl.getType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MaxExclusiv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validate( String content , ValidationContext context , ValidatedInfo validatedInf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SSimpleTypeDecl.validate( ValidationContext context , ValidatedInfo validatedInfo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SimpleTypeDecl.XSSimpleTypeDecl( String name , String uri , short finalSet , XSSimpleTypeDecl itemType , boolean isImmutable , XSObjectList annot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SimpleTypeDecl.getMultiValueFacet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SSimpleTypeDecl.normalize( Object content , short ws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42">
            <text:p text:style-name="Table_20_Contents">42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ValidationContextImpl.isIdDeclar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FacetImpl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Anonymo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Whit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SimpleTypeDecl.ge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ntextImpl.addI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EnumerationTypeLi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SimpleTypeDecl.getNamespace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setRestrictionValues( XSSimpleTypeDecl base , String name , String uri , short finalSet , XSObjectList annota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XSFacetImpl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ntextImpl.getURI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SimpleTypeDecl.setNamespaceItem( XSNamespaceItem namespaceIte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specialCardinalityChec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SimpleTypeDecl.get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needTo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needFacet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normalize( String content , short ws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SSimpleTypeDecl.getEnumerationItemTypeLis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alidationContextImpl.isEntityUnparsed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ContextImpl.needFacetChe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SimpleTypeDecl.getActualEnumera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SSimpleTypeDecl.getFacet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4">
            <text:p text:style-name="Table_20_Contents">54</text:p>
          </table:table-cell>
          <table:table-cell office:value-type="float" office:value="108">
            <text:p text:style-name="Table_20_Contents">108</text:p>
          </table:table-cell>
        </table:table-row>
        <table:table-row>
          <table:table-cell office:value-type="string">
            <text:p text:style-name="Table_20_Contents">XSSimpleTypeDecl.getPrimitiveTyp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SimpleTypeDecl.get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